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caab"/>
    </style:style>
    <style:style style:name="T1" style:family="text">
      <style:text-properties officeooo:rsid="0015caab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RL Práctica 1.8 – Secciones. Subida a <text:s/>Github = </text:span><text:a xlink:type="simple" xlink:href="https://github.com/luisgimenoh/Practica-1.8_Secciones" text:style-name="Internet_20_link" text:visited-style-name="Visited_20_Internet_20_Link">https://github.com/luisgimenoh/Practica-1.8_Secciones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09:08:09.204000000</meta:creation-date>
    <dc:date>2019-10-15T09:10:20.381000000</dc:date>
    <meta:editing-duration>PT2M11S</meta:editing-duration>
    <meta:editing-cycles>1</meta:editing-cycles>
    <meta:document-statistic meta:table-count="0" meta:image-count="0" meta:object-count="0" meta:page-count="1" meta:paragraph-count="1" meta:word-count="9" meta:character-count="103" meta:non-whitespace-character-count="92"/>
    <meta:generator>LibreOffice/6.3.0.4$Windows_X86_64 LibreOffice_project/057fc023c990d676a43019934386b85b21a9ee99</meta:generator>
  </office:meta>
</office:document-meta>
</file>